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4.4528in"/>
    </style:style>
    <style:style style:name="co6" style:family="table-column">
      <style:table-column-properties fo:break-before="auto" style:column-width="5.9646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orns-shield-191106-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topart URL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Referenc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EC11R-4015F-N0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EC11R-4015F-N0024</text:p>
          </table:table-cell>
          <table:table-cell office:value-type="string" calcext:value-type="string">
            <text:p>https://octopart.com/pec11r-4015f-n0024-bourns-26648251</text:p>
          </table:table-cell>
          <table:table-cell office:value-type="string" calcext:value-type="string">
            <text:p>24 Pulse Incremental Mechanical Rotary Encoder w/ 6 mm Flat Shaft</text:p>
          </table:table-cell>
          <table:table-cell office:value-type="string" calcext:value-type="string">
            <text:p><text:s/>Through Hole</text:p>
          </table:table-cell>
          <table:table-cell office:value-type="string" calcext:value-type="string">
            <text:p>E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212-1105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-Dip</text:p>
          </table:table-cell>
          <table:table-cell office:value-type="string" calcext:value-type="string">
            <text:p>310-87-120-41-001101</text:p>
          </table:table-cell>
          <table:table-cell office:value-type="string" calcext:value-type="string">
            <text:p>https://octopart.com/310-87-120-41-001101-preci-dip-21424261</text:p>
          </table:table-cell>
          <table:table-cell office:value-type="string" calcext:value-type="string">
            <text:p>Conn Socket Strip SKT 20 POS 2.54mm Solder ST Thru-Hole</text:p>
          </table:table-cell>
          <table:table-cell office:value-type="string" calcext:value-type="string">
            <text:p>OLED128X64</text:p>
          </table:table-cell>
          <table:table-cell office:value-type="string" calcext:value-type="string">
            <text:p>U$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VA1 OA H1 1.2N 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PVA1OAH11.2NV2</text:p>
          </table:table-cell>
          <table:table-cell office:value-type="string" calcext:value-type="string">
            <text:p>https://octopart.com/pva1oah11.2nv2-c%26k+components-47645791</text:p>
          </table:table-cell>
          <table:table-cell office:value-type="string" calcext:value-type="string">
            <text:p>Switch Push Button DPST Square Button 0.1A 32VDC Momentary Contact PC Pins Thru-Hole</text:p>
          </table:table-cell>
          <table:table-cell office:value-type="string" calcext:value-type="string">
            <text:p>PVA1</text:p>
          </table:table-cell>
          <table:table-cell office:value-type="string" calcext:value-type="string">
            <text:p>SW1, SW2, SW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528-1969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Industrie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ttps://octopart.com/1992-adafruit+industries-53880115</text:p>
          </table:table-cell>
          <table:table-cell office:value-type="string" calcext:value-type="string">
            <text:p>GPIO Header for Raspberry Pi A+/B+ - Tall 2x20 Female Header</text:p>
          </table:table-cell>
          <table:table-cell office:value-type="string" calcext:value-type="string">
            <text:p>RASPI_BOARD_B+#_E3</text:p>
          </table:table-cell>
          <table:table-cell office:value-type="string" calcext:value-type="string">
            <text:p>X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212-1149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-Dip</text:p>
          </table:table-cell>
          <table:table-cell office:value-type="string" calcext:value-type="string">
            <text:p>350-80-120-00-001101</text:p>
          </table:table-cell>
          <table:table-cell office:value-type="string" calcext:value-type="string">
            <text:p>https://octopart.com/350-80-120-00-001101-preci-dip-21642300</text:p>
          </table:table-cell>
          <table:table-cell office:value-type="string" calcext:value-type="string">
            <text:p>Conn Unshrouded Header HDR 20 POS 2.54mm Solder ST Thru-Hole Box</text:p>
          </table:table-cell>
          <table:table-cell office:value-type="string" calcext:value-type="string">
            <text:p>for 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HD-2.7-12864WDY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NHD-2.7-12864WDY3</text:p>
          </table:table-cell>
          <table:table-cell office:value-type="string" calcext:value-type="string">
            <text:p>https://octopart.com/nhd-2.7-12864wdy3-newhaven+display-84706410</text:p>
          </table:table-cell>
          <table:table-cell office:value-type="string" calcext:value-type="string">
            <text:p>OLED Displays &amp; Accessories 2.7 in Yellow OLED 128 x 64</text:p>
          </table:table-cell>
          <table:table-cell office:value-type="string" calcext:value-type="string">
            <text:p>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11-0.0GRTR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https://octopart.com/rc0603jr-070rl-yageo-1241539</text:p>
          </table:table-cell>
          <table:table-cell office:value-type="string" calcext:value-type="string">
            <text:p>RC Series 0603 0.1 W 0 Ohm Jumper Surface Mount Thick Film Chip Resis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C0603FR-071K5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https://octopart.com/rc0603fr-071k5l-yageo-55458478</text:p>
          </table:table-cell>
          <table:table-cell office:value-type="string" calcext:value-type="string">
            <text:p>Res General Purpose Thick Film 0603 1.5K Ohm 1% 1/10W ±100ppm/°C Molded SMD Paper T/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8, R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11-1343-2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ZRY5V9BB104</text:p>
          </table:table-cell>
          <table:table-cell office:value-type="string" calcext:value-type="string">
            <text:p>https://octopart.com/cc0603zry5v9bb104-yageo-4507169</text:p>
          </table:table-cell>
          <table:table-cell office:value-type="string" calcext:value-type="string">
            <text:p>Multilayer Ceramic Capacitor, 0.1 uF, 50 V, -20, +80%, Y5V, 0603 [1608 Metric]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4, C6, C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C0603FR-0710K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https://octopart.com/rc0603fr-0710kl-yageo-40025538</text:p>
          </table:table-cell>
          <table:table-cell office:value-type="string" calcext:value-type="string">
            <text:p>Res General Purpose Thick Film 0603 10K Ohm 1% 1/10W ±100ppm/°C Molded SMD Paper T/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 R2, R3, R4, R11, R13, R15, R26, R28, R29, R32, R34, R35, R38, R40, R41, R44, R45, R46, R47, R48, R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0603KRX7R9BB1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https://octopart.com/cc0603krx7r9bb103-yageo-192938</text:p>
          </table:table-cell>
          <table:table-cell office:value-type="string" calcext:value-type="string">
            <text:p>Multilayer Ceramic Capacitor, 0.01 uF, 50 V, ± 10%, X7R, 0603 [1608 Metric]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3, C35, C36, C38, C39, C41, C42, C44, C45, C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RM21BR61E106KA7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106KA73L</text:p>
          </table:table-cell>
          <table:table-cell office:value-type="string" calcext:value-type="string">
            <text:p>https://octopart.com/grm21br61e106ka73l-murata-11231261</text:p>
          </table:table-cell>
          <table:table-cell office:value-type="string" calcext:value-type="string">
            <text:p>Multilayer Ceramic Capacitor, 10 uF, 25 V, ± 10%, X5R, 0805 [2012 Metric]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2, C5, C10, C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RM1885C1H221JA0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221JA01D</text:p>
          </table:table-cell>
          <table:table-cell office:value-type="string" calcext:value-type="string">
            <text:p>https://octopart.com/grm1885c1h221ja01d-murata-196153</text:p>
          </table:table-cell>
          <table:table-cell office:value-type="string" calcext:value-type="string">
            <text:p>Multilayer Ceramic Capacitor, 220 pF, 50 V, ± 5%, C0G (NP0), 0603 [1608 Metric]</text:p>
          </table:table-cell>
          <table:table-cell office:value-type="string" calcext:value-type="string">
            <text:p>220p COG</text:p>
          </table:table-cell>
          <table:table-cell office:value-type="string" calcext:value-type="string">
            <text:p>C11, C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RM1885C1H272JA0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272JA01D</text:p>
          </table:table-cell>
          <table:table-cell office:value-type="string" calcext:value-type="string">
            <text:p>https://octopart.com/grm1885c1h272ja01d-murata-196902</text:p>
          </table:table-cell>
          <table:table-cell office:value-type="string" calcext:value-type="string">
            <text:p>Multilayer Ceramic Capacitor, 2700 pF, 50 V, ± 5%, C0G (NP0), 0603 [1608 Metric]</text:p>
          </table:table-cell>
          <table:table-cell office:value-type="string" calcext:value-type="string">
            <text:p>2700p COG</text:p>
          </table:table-cell>
          <table:table-cell office:value-type="string" calcext:value-type="string">
            <text:p>C15, C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C0603FR-073K3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https://octopart.com/rc0603fr-073k3l-yageo-40011875</text:p>
          </table:table-cell>
          <table:table-cell office:value-type="string" calcext:value-type="string">
            <text:p>Res General Purpose Thick Film 0603 3.3K Ohm 1% 1/10W ±100ppm/°C Molded SMD Paper T/R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7, R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GA4J3X5R1E335M125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4J3X5R1E335M125AB</text:p>
          </table:table-cell>
          <table:table-cell office:value-type="string" calcext:value-type="string">
            <text:p>https://octopart.com/cga4j3x5r1e335m125ab-tdk-28170883</text:p>
          </table:table-cell>
          <table:table-cell office:value-type="string" calcext:value-type="string">
            <text:p>Multilayer Ceramic Capacitor, 3.3 uF, 25 V, ± 20%, X5R, 0805 [2012 Metric]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C14, C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C0603FR-0747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70RL</text:p>
          </table:table-cell>
          <table:table-cell office:value-type="string" calcext:value-type="string">
            <text:p>https://octopart.com/rc0603fr-07470rl-yageo-39823780</text:p>
          </table:table-cell>
          <table:table-cell office:value-type="string" calcext:value-type="string">
            <text:p>Res General Purpose Thick Film 0603 470 Ohm 1% 1/10W ±100ppm/°C Molded Paper T/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12, R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tab/>C3216X5R1E476M160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16X5R1E476M160AC</text:p>
          </table:table-cell>
          <table:table-cell office:value-type="string" calcext:value-type="string">
            <text:p>https://octopart.com/c3216x5r1e476m160ac-tdk-25947783</text:p>
          </table:table-cell>
          <table:table-cell office:value-type="string" calcext:value-type="string">
            <text:p>Multilayer Ceramic Capacitor, 47 uF, 25 V, ± 20%, X5R, 1206 [3216 Metric]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7, C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SFL1-12.288MHZ-EC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SFL1-12.288MHZ-EC-T</text:p>
          </table:table-cell>
          <table:table-cell office:value-type="string" calcext:value-type="string">
            <text:p>https://octopart.com/asfl1-12.288mhz-ec-t-abracon-317620</text:p>
          </table:table-cell>
          <table:table-cell office:value-type="string" calcext:value-type="string">
            <text:p>Oscillator XO 12.288MHz 50ppm 15pF (Stability) HCMOS/TTL 60% 3.3V 4-Pin SMD T/R</text:p>
          </table:table-cell>
          <table:table-cell office:value-type="string" calcext:value-type="string">
            <text:p>ASFL-12.288mhz</text:p>
          </table:table-cell>
          <table:table-cell office:value-type="string" calcext:value-type="string">
            <text:p>Q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S4270-C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rus Logic</text:p>
          </table:table-cell>
          <table:table-cell office:value-type="string" calcext:value-type="string">
            <text:p>CS4270-CZZ</text:p>
          </table:table-cell>
          <table:table-cell office:value-type="string" calcext:value-type="string">
            <text:p>https://octopart.com/cs4270-czz-cirrus+logic-428038</text:p>
          </table:table-cell>
          <table:table-cell office:value-type="string" calcext:value-type="string">
            <text:p>Audio Codec 2ADC / 2DAC 24-Bit 24-Pin TSSOP Rail</text:p>
          </table:table-cell>
          <table:table-cell office:value-type="string" calcext:value-type="string">
            <text:p>CS4270</text:p>
          </table:table-cell>
          <table:table-cell office:value-type="string" calcext:value-type="string">
            <text:p>U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J-3523-SMT-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J-3523-SMT-TR</text:p>
          </table:table-cell>
          <table:table-cell office:value-type="string" calcext:value-type="string">
            <text:p>https://octopart.com/sj-3523-smt-tr-cui+devices-106234235</text:p>
          </table:table-cell>
          <table:table-cell office:value-type="string" calcext:value-type="string">
            <text:p>3.5 mm, Stereo, Right Angle, Surface Mount (SMT), Audio Jack Connector</text:p>
          </table:table-cell>
          <table:table-cell office:value-type="string" calcext:value-type="string">
            <text:p>AUDIO-JACK</text:p>
          </table:table-cell>
          <table:table-cell office:value-type="string" calcext:value-type="string">
            <text:p>J1, J2</text:p>
          </table:table-cell>
          <table:table-cell table:number-columns-repeated="16376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5T09:23:02.368085628</dc:date>
    <meta:editing-duration>PT2M39S</meta:editing-duration>
    <meta:editing-cycles>1</meta:editing-cycles>
    <meta:document-statistic meta:table-count="1" meta:cell-count="174" meta:object-count="0"/>
    <meta:generator>LibreOffice/7.4.1.2$Linux_X86_64 LibreOffice_project/96749c58c39750fe6113ca0224d2dd9b40a26641</meta:generator>
  </office:meta>
</office:document-meta>
</file>